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Wingdings" svg:font-family="Wingdings" style:font-pitch="variable"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style:font-name="Times New Roman" fo:font-size="12pt" fo:language="en" fo:country="US" style:font-size-asian="12pt" style:font-size-complex="12pt"/>
    </style:style>
    <style:style style:name="P2" style:family="paragraph" style:parent-style-name="Text_20_body">
      <style:paragraph-properties fo:text-align="start" style:justify-single-word="false"/>
      <style:text-properties style:font-name="Times New Roman" fo:font-size="12pt" fo:language="en" fo:country="US" style:font-size-asian="12pt" style:font-size-complex="12pt"/>
    </style:style>
    <style:style style:name="P3" style:family="paragraph" style:parent-style-name="Text_20_body">
      <style:paragraph-properties fo:text-align="start" style:justify-single-word="false"/>
      <style:text-properties style:font-name="Times New Roman" fo:font-size="12pt" fo:language="en" fo:country="US" fo:font-weight="bold" style:font-size-asian="12pt" style:font-weight-asian="bold" style:font-size-complex="12pt" style:font-weight-complex="bold"/>
    </style:style>
    <style:style style:name="P4" style:family="paragraph" style:parent-style-name="Text_20_body">
      <style:paragraph-properties fo:text-align="start" style:justify-single-word="false"/>
      <style:text-properties style:font-name="Times New Roman" fo:font-size="12pt" fo:language="en" fo:country="US" fo:font-style="normal" style:font-size-asian="12pt" style:font-style-asian="normal" style:font-size-complex="12pt" style:font-style-complex="normal"/>
    </style:style>
    <style:style style:name="P5" style:family="paragraph" style:parent-style-name="Heading_20_1">
      <style:paragraph-properties fo:text-align="start" style:justify-single-word="false"/>
    </style:style>
    <style:style style:name="P6" style:family="paragraph" style:parent-style-name="Heading_20_2">
      <style:paragraph-properties fo:text-align="start" style:justify-single-word="false"/>
      <style:text-properties style:font-name="Times New Roman" fo:font-size="12pt" fo:language="en" fo:country="US" fo:font-style="normal" style:font-size-asian="12pt" style:font-style-asian="normal" style:font-size-complex="12pt" style:font-style-complex="normal"/>
    </style:style>
    <style:style style:name="P7" style:family="paragraph" style:parent-style-name="Heading_20_4">
      <style:text-properties style:font-name="Times New Roman" fo:font-size="16pt" fo:language="en" fo:country="US" style:font-size-asian="16pt" style:font-size-complex="16pt"/>
    </style:style>
    <style:style style:name="P8" style:family="paragraph" style:parent-style-name="Heading_20_4">
      <style:text-properties style:font-name="Times New Roman" fo:font-size="16pt" fo:language="en" fo:country="US" fo:font-style="normal" style:font-size-asian="16pt" style:font-style-asian="normal" style:font-size-complex="16pt" style:font-style-complex="normal"/>
    </style:style>
    <style:style style:name="P9" style:family="paragraph" style:parent-style-name="Heading">
      <style:text-properties style:font-name="Century Schoolbook L" fo:font-size="16pt" fo:font-style="italic" style:font-size-asian="16pt" style:font-style-asian="italic" style:font-size-complex="16pt" style:font-style-complex="italic"/>
    </style:style>
    <style:style style:name="P10" style:family="paragraph" style:parent-style-name="Text_20_body" style:list-style-name="L1">
      <style:text-properties style:font-name="Times New Roman" fo:font-size="12pt" fo:language="en" fo:country="US" style:font-size-asian="12pt" style:font-size-complex="12pt"/>
    </style:style>
    <style:style style:name="P11" style:family="paragraph" style:parent-style-name="Text_20_body" style:list-style-name="L2">
      <style:text-properties style:font-name="Times New Roman" fo:font-size="12pt" fo:language="en" fo:country="US" style:font-size-asian="12pt" style:font-size-complex="12pt"/>
    </style:style>
    <style:style style:name="T1" style:family="text">
      <style:text-properties style:font-name="Wingdings" fo:font-style="normal" fo:font-weight="normal" style:font-name-asian="Wingdings" style:font-style-asian="normal" style:font-weight-asian="normal" style:font-name-complex="Wingdings" style:font-style-complex="normal" style:font-weight-complex="normal"/>
    </style:style>
    <style:style style:name="T2" style:family="text">
      <style:text-properties style:font-name="Wingdings" fo:font-weight="normal" style:font-name-asian="Wingdings" style:font-weight-asian="normal" style:font-name-complex="Wingdings"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PONSORSHIP/EXHIBITOR AGREEMENT &amp; INVOICE</text:p>
      <text:h text:style-name="Heading_20_1" text:outline-level="1">Sixth OpenOffice.org Conference (OOoCon 2008)</text:h>
      <text:h text:style-name="Heading_20_1" text:outline-level="1">Beijing, P.R. China - November 05-07, 2008</text:h>
      <text:p text:style-name="Text_20_body"/>
      <text:p text:style-name="Text_20_body">The Sixth OpenOffice.org Conference is addressing the technology, practice, and promise of OpenOffice.org and takes place November 05-07, 2008 in Beijing, China. This is a unique opportunity to meet the community, users, and community sponsors, and to explore the potential of OpenOffice.org as a platform for developers and users to build on.</text:p>
      <text:p text:style-name="Text_20_body">Panels will range from the technical to the evangelical; from discussions on the theory and practice of building code to expanding the reach of the application and community. More information about the conference is provided at <text:a xlink:type="simple" xlink:href="http://marketing.openoffice.org/conference/">http://marketing.openoffice.org/conference/</text:a></text:p>
      <text:p text:style-name="Text_20_body"/>
      <text:h text:style-name="Heading_20_3" text:outline-level="3">AVAILABLE PACKAGES</text:h>
      <text:p text:style-name="Text_20_body">Please select one of the following packages [check appropriate box(es)]:</text:p>
      <text:h text:style-name="P8" text:outline-level="4">Becoming a sponsor</text:h>
      <text:p text:style-name="P1">The following sponsor packages are available:</text:p>
      <text:h text:style-name="P6" text:outline-level="2"><text:span text:style-name="T1"></text:span> Platinum</text:h>
      <text:list text:style-name="L1">
        <text:list-item>
          <text:p text:style-name="P10">Colored double page advertisement in the conference program<text:line-break/>(Page size will be DIN A4)</text:p>
        </text:list-item>
        <text:list-item>
          <text:p text:style-name="P10">Positioning of a large size booth at the conference venue</text:p>
        </text:list-item>
        <text:list-item>
          <text:p text:style-name="P10">Three free reservations of up to one hour for the 'Sponsors Lounge'</text:p>
        </text:list-item>
        <text:list-item>
          <text:p text:style-name="P10">Extra large logo</text:p>
          <text:list>
            <text:list-item>
              <text:p text:style-name="P10">at the conference website (with link to your product or service)</text:p>
            </text:list-item>
            <text:list-item>
              <text:p text:style-name="P10">at all sponsorship banners at the venue</text:p>
            </text:list-item>
            <text:list-item>
              <text:p text:style-name="P10">in the conference program booklet</text:p>
            </text:list-item>
            <text:list-item>
              <text:p text:style-name="P10">at all related marketing materials (e.g. fliers)</text:p>
            </text:list-item>
          </text:list>
        </text:list-item>
        <text:list-item>
          <text:p text:style-name="P10">Sponsorship information included in all relevant press releases</text:p>
        </text:list-item>
        <text:list-item>
          <text:p text:style-name="P10">Special note of gratitude in the opening and closing ceremony</text:p>
        </text:list-item>
        <text:list-item>
          <text:p text:style-name="P10">Up to two kilograms of your materials in the 'conference bag'</text:p>
        </text:list-item>
      </text:list>
      <text:p text:style-name="P1"/>
      <text:p text:style-name="P2">A minimum donation of US$ 10,000 is requested to qualify for Platinum Sponsorship Level.</text:p>
      <text:h text:style-name="P6" text:outline-level="2"><text:span text:style-name="T1"></text:span> Gold</text:h>
      <text:list text:style-name="L2">
        <text:list-item text:start-value="1">
          <text:p text:style-name="P11">Colored single page advertisement in the conference program<text:line-break/>(Page size will be DIN A4)</text:p>
        </text:list-item>
        <text:list-item>
          <text:p text:style-name="P11"><text:soft-page-break/>Positioning of a medium size booth at the conference venue</text:p>
        </text:list-item>
        <text:list-item>
          <text:p text:style-name="P11">A free reservation of up to one hour for the 'Sponsors Lounge'</text:p>
        </text:list-item>
        <text:list-item>
          <text:p text:style-name="P11">Large logo</text:p>
          <text:list>
            <text:list-item>
              <text:p text:style-name="P11">at the conference website (with link to your product or service)</text:p>
            </text:list-item>
            <text:list-item>
              <text:p text:style-name="P11">at all sponsorship banners at the venue</text:p>
            </text:list-item>
            <text:list-item>
              <text:p text:style-name="P11">in the conference program booklet</text:p>
            </text:list-item>
            <text:list-item>
              <text:p text:style-name="P11">at all related marketing materials (e.g. fliers)</text:p>
            </text:list-item>
          </text:list>
        </text:list-item>
        <text:list-item>
          <text:p text:style-name="P11">Note of gratitude in the opening and closing ceremony</text:p>
        </text:list-item>
        <text:list-item>
          <text:p text:style-name="P11"><text:s/>Up to one kilogram of your materials in the 'conference bag'</text:p>
        </text:list-item>
      </text:list>
      <text:p text:style-name="P1"/>
      <text:p text:style-name="P2">A minimum donation of US$ 5,000 is requested to qualify for Gold Sponsorship Level.</text:p>
      <text:h text:style-name="P6" text:outline-level="2"><text:span text:style-name="T2"></text:span> Silver</text:h>
      <text:list text:style-name="L2">
        <text:list-item text:start-value="1">
          <text:p text:style-name="P11">Colored half page advertisement in the conference program<text:line-break/>(Full page size will be DIN A4)</text:p>
        </text:list-item>
        <text:list-item>
          <text:p text:style-name="P11">Positioning of a small size booth at the conference venue</text:p>
        </text:list-item>
        <text:list-item>
          <text:p text:style-name="P11">Logo </text:p>
          <text:list>
            <text:list-item>
              <text:p text:style-name="P11">at the conference website (with link to your product or service)</text:p>
            </text:list-item>
            <text:list-item>
              <text:p text:style-name="P11">at all sponsorship banners at the venue</text:p>
            </text:list-item>
            <text:list-item>
              <text:p text:style-name="P11">in the conference program booklet</text:p>
            </text:list-item>
            <text:list-item>
              <text:p text:style-name="P11">at all related marketing materials (e.g. fliers)</text:p>
            </text:list-item>
          </text:list>
        </text:list-item>
        <text:list-item>
          <text:p text:style-name="P11">Note of gratitude in the opening and closing ceremony</text:p>
        </text:list-item>
        <text:list-item>
          <text:p text:style-name="P11">Up to 500 grams of your material in the 'conference bag'</text:p>
        </text:list-item>
      </text:list>
      <text:p text:style-name="P1"/>
      <text:p text:style-name="P2">A minimum donation of US$ 2,500 is requested to qualify for Silver Sponsorship Level.</text:p>
      <text:h text:style-name="P6" text:outline-level="2"><text:span text:style-name="T1"></text:span> <text:bookmark-start text:name="DDE_LINK"/>Additional sponsor opportunities<text:bookmark-end text:name="DDE_LINK"/></text:h>
      <text:p text:style-name="P4">If you think the Platinum package is not yet enough for an appropriate representation of your organization at the OOoCon or you want to donate for a special purpose, e.g. taking on the travel expense of a keynote speaker, please contact the organizers &lt;<text:a xlink:type="simple" xlink:href="mailto:pj@openoffice.org">pj@openoffice.org</text:a>&gt; and ask for custom sponsorship opportunities.</text:p>
      <text:p text:style-name="P4"/>
      <text:p text:style-name="P2">Your donation is due in one payment on <text:s/>August 31, 2008. We cannot include your company in the program or preliminary promotional opportunities without receipt of this agreement and payment before August 31, 2008. </text:p>
      <text:p text:style-name="P4">We would also kindly like to ask you to provide a allowance of using your organizations logo for OOoCon purposes and as well a hint where to find the appropriate logo files, preferably in a format appropriate for scalable sizing.</text:p>
      <text:h text:style-name="Heading_20_3" text:outline-level="3">PAYMENT &amp; LOGISTICS</text:h>
      <text:p text:style-name="Text_20_body">The payments shall be transfered to Team OpenOffice.org e.V., a co-organizer of the event.</text:p>
      <text:p text:style-name="Text_20_body"><text:soft-page-break/>WE CANNOT INCLUDE YOUR ORGANIZATION IN THE PROGRAM OR PRELIMINARY PROMOTIONAL OPPORTUNITIES WITHOUT RECEIPT OF THIS AGREEMENT AND PAYMENT. THE AGREEMENT WILL BE CONSIDERED BINDING WHEN IT HAS BEEN ACCEPTED AND SIGNED BY REPRESENTATIVES OF <text:s/>TEAM OPENOFFICE.ORG E.V.</text:p>
      <text:h text:style-name="Heading_20_4" text:outline-level="4">Please transfer funds to the Team OpenOffice.org e.V. bank account:</text:h>
      <text:p text:style-name="Text_20_body">Account Owner:<text:tab/>Team OpenOffice.org e.V.</text:p>
      <text:p text:style-name="Text_20_body">Bank:<text:tab/><text:tab/><text:tab/>Deutsche Bank Hamburg</text:p>
      <text:p text:style-name="Text_20_body">Bank Number:<text:tab/>200 700 24</text:p>
      <text:p text:style-name="Text_20_body">Account Number:<text:tab/>0480 0249 00</text:p>
      <text:p text:style-name="Text_20_body">Swift Code:<text:tab/><text:tab/>DEUT DEDB HAM</text:p>
      <text:p text:style-name="Text_20_body">IBAN:<text:tab/><text:tab/><text:tab/>DE25 2007 0024 0480 0249 00 </text:p>
      <text:h text:style-name="Heading_20_3" text:outline-level="3">Sponsor Information</text:h>
      <text:p text:style-name="Text_20_body">Name (Please print)</text:p>
      <text:p text:style-name="Text_20_body">_________________________________________________</text:p>
      <text:p text:style-name="Text_20_body">Title</text:p>
      <text:p text:style-name="Text_20_body">_________________________________________________</text:p>
      <text:p text:style-name="Text_20_body">Address</text:p>
      <text:p text:style-name="Text_20_body">_________________________________________________</text:p>
      <text:p text:style-name="Text_20_body">City/State/Zip</text:p>
      <text:p text:style-name="Text_20_body">_________________________________________________</text:p>
      <text:p text:style-name="Text_20_body">Country</text:p>
      <text:p text:style-name="Text_20_body">_________________________________________________</text:p>
      <text:p text:style-name="Text_20_body">Phone/Fax</text:p>
      <text:p text:style-name="Text_20_body">_________________________________________________</text:p>
      <text:p text:style-name="Text_20_body">Email</text:p>
      <text:p text:style-name="Text_20_body">_________________________________________________</text:p>
      <text:p text:style-name="Text_20_body">Accepted by / on the behalf of</text:p>
      <text:p text:style-name="Text_20_body">_________________________________________________</text:p>
      <text:p text:style-name="Text_20_body">Signature/Date</text:p>
      <text:p text:style-name="Text_20_body">_________________________________________________</text:p>
      <text:p text:style-name="Text_20_body">Name (Please print)</text:p>
      <text:p text:style-name="Text_20_body">_________________________________________________</text:p>
      <text:h text:style-name="Heading_20_3" text:outline-level="3">DISCLAIMER</text:h>
      <text:p text:style-name="Text_20_body">Team OpenOffice.org e.V. and the Beijing OOoCon Organizational Team will not be responsible for any injury, loss or damage that may occur to a sponsor or to a sponsor's employees or property from any cause whatsoever, including theft. Under no circumstances will Team OpenOffice.org e.V. and the Beijing OOoCon Organizational Team be liable for lost profits or other incidental or consequential damages arising from any failure to perform hereunder.</text:p>
      <text:p text:style-name="Text_20_body"><text:soft-page-break/>Team OpenOffice.org e.V. and the Beijing OOoCon Organizational Team shall not be liable for failure to perform its obligations under this agreement as a result of strikes, riots, acts of God, or any other cause beyond its control. Sponsors agree to abide by existing agreements and regulations covering the use of services or labor in the conference facility. Sponsors assume full responsibility and liability for the acts or omissions of its agents, employees, or independent contractors whether acting within or without the scope of their authority.</text:p>
      <text:p text:style-name="Text_20_body">Team OpenOffice.org e.V. and the Beijing OOoCon Organizational Team shall not be responsible or liable for any delay or failure of its performance obligations hereunder due to circumstances beyond its reasonable control; and Team OpenOffice.org e.V. and the Beijing OOoCon Organizational Team performance obligations shall be excused for so long as such circumstances continue. In the event that such circumstances continue beyond the dates of the event, then Team OpenOffice.org e.V. and the Beijing OOoCon Organizational Team obligations hereunder shall be entirely excused.</text:p>
      <text:p text:style-name="Text_20_body">Sponsors understand that neither Team OpenOffice.org e.V. and the Beijing OOoCon Organizational Team do maintain insurance covering the exhibitor’s property and it is the sole responsibility of the exhibitor to obtain such insurance.</text:p>
      <text:p text:style-name="Text_20_body"/>
      <text:h text:style-name="P5" text:outline-level="1">Contact Information</text:h>
      <text:p text:style-name="P3">Conference web site</text:p>
      <text:p text:style-name="P2"><text:a xlink:type="simple" xlink:href="http://marketing.openoffice.org/ooocon2008/">http://marketing.openoffice.org/ooocon2008/</text:a></text:p>
      <text:p text:style-name="P3">Organizer's contact</text:p>
      <text:p text:style-name="P2">Peter Junge - <text:a xlink:type="simple" xlink:href="mailto:pj@openoffice.org">pj@openoffice.org</text:a> (English)</text:p>
      <text:p text:style-name="P2">Yang Song - <text:a xlink:type="simple" xlink:href="mailto:yangsong@redoffice.com.cn">yangsong@redoffice.com.cn</text:a> (Chinese)</text:p>
      <text:h text:style-name="P7"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style:text-properties fo:language="en" fo:country="US"/>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Arial" fo:font-size="14pt" fo:language="en" fo:country="US"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eter Junge</meta:initial-creator>
    <meta:creation-date>2008-07-23T16:55:11</meta:creation-date>
    <dc:creator>Peter Junge</dc:creator>
    <dc:date>2008-07-28T13:42:09</dc:date>
    <dc:language>fr-FR</dc:language>
    <meta:editing-cycles>16</meta:editing-cycles>
    <meta:editing-duration>PT4H5M34S</meta:editing-duration>
    <meta:user-defined meta:name="Info 1"/>
    <meta:user-defined meta:name="Info 2"/>
    <meta:user-defined meta:name="Info 3"/>
    <meta:user-defined meta:name="Info 4"/>
    <meta:document-statistic meta:table-count="0" meta:image-count="0" meta:object-count="0" meta:page-count="4" meta:paragraph-count="91" meta:word-count="978" meta:character-count="6788"/>
  </office:meta>
</office:document-meta>
</file>